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35cm" svg:stroke-color="#89c765" draw:marker-start-width="0.252cm" draw:marker-end-width="0.252cm" draw:fill-color="#c2e0ae" draw:textarea-horizontal-align="justify" draw:textarea-vertical-align="bottom" draw:auto-grow-height="false" fo:min-height="2.75cm" fo:min-width="12.5cm" fo:padding-top="0.142cm" fo:padding-bottom="0.142cm" fo:padding-left="0.267cm" fo:padding-right="0.267cm"/>
    </style:style>
    <style:style style:name="gr2" style:family="graphic" style:parent-style-name="standard">
      <style:graphic-properties svg:stroke-width="0.035cm" svg:stroke-color="#729fcf" draw:marker-start-width="0.252cm" draw:marker-end-width="0.252cm" draw:fill-color="#adc5e7" draw:textarea-horizontal-align="justify" draw:textarea-vertical-align="middle" draw:auto-grow-height="false" fo:min-height="1.75cm" fo:min-width="0.7cm" fo:padding-top="0.142cm" fo:padding-bottom="0.142cm" fo:padding-left="0.267cm" fo:padding-right="0.267cm"/>
    </style:style>
    <style:style style:name="gr3" style:family="graphic" style:parent-style-name="standard">
      <style:graphic-properties svg:stroke-width="0.035cm" svg:stroke-color="#89c765" draw:marker-start-width="0.253cm" draw:marker-end-width="0.253cm" draw:fill-color="#c2e0ae" draw:textarea-horizontal-align="justify" draw:textarea-vertical-align="top" draw:auto-grow-height="false" fo:min-height="2.75cm" fo:min-width="12.5cm" fo:padding-top="0.143cm" fo:padding-bottom="0.143cm" fo:padding-left="0.268cm" fo:padding-right="0.268cm"/>
    </style:style>
    <style:style style:name="gr4" style:family="graphic" style:parent-style-name="standard">
      <style:graphic-properties svg:stroke-width="0.035cm" svg:stroke-color="#fdb94d" draw:marker-start-width="0.252cm" draw:marker-end-width="0.252cm" draw:fill-color="#ffdaa2" draw:textarea-horizontal-align="justify" draw:textarea-vertical-align="middle" draw:auto-grow-height="false" fo:min-height="1.75cm" fo:min-width="10.5cm" fo:padding-top="0.142cm" fo:padding-bottom="0.142cm" fo:padding-left="0.267cm" fo:padding-right="0.267cm"/>
    </style:style>
    <style:style style:name="gr5" style:family="graphic" style:parent-style-name="standard">
      <style:graphic-properties svg:stroke-width="0.035cm" svg:stroke-color="#fdb94d" draw:marker-start-width="0.252cm" draw:marker-end-width="0.252cm" draw:fill-color="#ffdaa2" draw:textarea-horizontal-align="justify" draw:textarea-vertical-align="top" draw:auto-grow-height="false" fo:min-height="1.75cm" fo:min-width="10.5cm" fo:padding-top="0.142cm" fo:padding-bottom="0.142cm" fo:padding-left="0.267cm" fo:padding-right="0.267cm"/>
    </style:style>
    <style:style style:name="gr6" style:family="graphic" style:parent-style-name="standard">
      <style:graphic-properties draw:stroke="solid" draw:stroke-dash="Ultrafine_20_Dashed" svg:stroke-width="0.035cm" svg:stroke-color="#729fcf" draw:marker-start-width="0.304cm" draw:marker-end-width="0.304cm" draw:fill-color="#adc5e7" draw:textarea-horizontal-align="justify" draw:textarea-vertical-align="middle" draw:auto-grow-height="false" fo:min-height="1.75cm" fo:min-width="0.7cm" fo:padding-top="0.159cm" fo:padding-bottom="0.159cm" fo:padding-left="0.284cm" fo:padding-right="0.284cm"/>
    </style:style>
    <style:style style:name="gr7" style:family="graphic" style:parent-style-name="standard">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8" style:family="graphic" style:parent-style-name="standard">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9" style:family="graphic" style:parent-style-name="Default_5f_1">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0" style:family="graphic" style:parent-style-name="Default_5f_1">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0.598cm" fo:min-width="0.002cm"/>
    </style:style>
    <style:style style:name="gr12" style:family="graphic" style:parent-style-name="Default_5f_1_5f_1">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3" style:family="graphic" style:parent-style-name="Default_5f_1_5f_1">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14" style:family="graphic" style:parent-style-name="Default_5f_1_5f_2">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5" style:family="graphic" style:parent-style-name="Default_5f_1_5f_2">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16" style:family="graphic" style:parent-style-name="Default_5f_1_5f_3">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7" style:family="graphic" style:parent-style-name="Default_5f_1_5f_3">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gr18" style:family="graphic" style:parent-style-name="Default_5f_1_5f_4">
      <style:graphic-properties svg:stroke-width="0.035cm" svg:stroke-color="#729fcf" draw:marker-start-width="0.252cm" draw:marker-end-width="0.252cm" draw:fill-color="#adc5e7" draw:textarea-horizontal-align="justify" draw:textarea-vertical-align="middle" draw:auto-grow-height="false" fo:min-height="1.75cm" fo:min-width="10.5cm" fo:padding-top="0.142cm" fo:padding-bottom="0.142cm" fo:padding-left="0.267cm" fo:padding-right="0.267cm"/>
    </style:style>
    <style:style style:name="gr19" style:family="graphic" style:parent-style-name="Default_5f_1_5f_4">
      <style:graphic-properties svg:stroke-width="0.035cm" svg:stroke-color="#729fcf" draw:marker-start-width="0.252cm" draw:marker-end-width="0.252cm" draw:fill-color="#adc5e7" draw:textarea-horizontal-align="justify" draw:textarea-vertical-align="middle" draw:auto-grow-height="false" fo:min-height="1.75cm" fo:min-width="10.1cm" fo:padding-top="0.142cm" fo:padding-bottom="0.142cm" fo:padding-left="0.267cm" fo:padding-right="0.267cm"/>
    </style:style>
    <style:style style:name="P1" style:family="paragraph">
      <style:paragraph-properties fo:text-align="center"/>
    </style:style>
    <style:style style:name="P2" style:family="paragraph">
      <loext:graphic-properties draw:fill-color="#c2e0ae"/>
      <style:paragraph-properties fo:text-align="center"/>
      <style:text-properties fo:color="#000000" fo:font-size="66pt" style:font-size-asian="66pt" style:font-size-complex="66pt"/>
    </style:style>
    <style:style style:name="P3" style:family="paragraph">
      <loext:graphic-properties draw:fill-color="#adc5e7"/>
      <style:paragraph-properties fo:text-align="center"/>
      <style:text-properties fo:color="#000000" fo:font-size="16pt" style:font-size-asian="48pt" style:font-size-complex="48pt"/>
    </style:style>
    <style:style style:name="P4" style:family="paragraph">
      <style:paragraph-properties fo:margin-top="0cm" fo:margin-bottom="0cm" fo:text-align="center"/>
    </style:style>
    <style:style style:name="P5" style:family="paragraph">
      <loext:graphic-properties draw:fill-color="#c2e0ae"/>
      <style:paragraph-properties fo:margin-top="0cm" fo:margin-bottom="0cm" fo:text-align="center"/>
      <style:text-properties fo:color="#000000" fo:font-size="66pt" style:font-size-asian="66pt" style:font-size-complex="66pt"/>
    </style:style>
    <style:style style:name="P6" style:family="paragraph">
      <loext:graphic-properties draw:fill-color="#ffdaa2"/>
      <style:paragraph-properties fo:text-align="center"/>
      <style:text-properties fo:font-size="32pt" style:font-size-asian="32pt" style:font-size-complex="32pt"/>
    </style:style>
    <style:style style:name="P7" style:family="paragraph">
      <loext:graphic-properties draw:fill-color="#adc5e7"/>
      <style:paragraph-properties fo:text-align="center"/>
    </style:style>
    <style:style style:name="P8" style:family="paragraph">
      <loext:graphic-properties draw:fill-color="#adc5e7"/>
      <style:paragraph-properties fo:text-align="center"/>
      <style:text-properties fo:color="#000000"/>
    </style:style>
    <style:style style:name="P9" style:family="paragraph">
      <style:paragraph-properties fo:margin-top="0cm" fo:margin-bottom="0.1cm" fo:text-align="center"/>
    </style:style>
    <style:style style:name="P10" style:family="paragraph">
      <loext:graphic-properties draw:fill-color="#adc5e7"/>
      <style:paragraph-properties fo:margin-top="0cm" fo:margin-bottom="0.1cm" fo:text-align="center"/>
      <style:text-properties fo:color="#000000"/>
    </style:style>
    <style:style style:name="P11" style:family="paragraph">
      <loext:graphic-properties draw:fill="none" draw:fill-color="#ffffff"/>
    </style:style>
    <style:style style:name="T1" style:family="text">
      <style:text-properties fo:color="#000000" fo:font-size="66pt" style:font-size-asian="66pt" style:font-size-complex="66pt"/>
    </style:style>
    <style:style style:name="T2" style:family="text">
      <style:text-properties fo:color="#000000" fo:font-size="44pt" style:font-size-asian="48pt" style:font-size-complex="48pt"/>
    </style:style>
    <style:style style:name="T3" style:family="text">
      <style:text-properties fo:color="#000000" fo:font-size="15pt" style:font-size-asian="15pt" style:font-size-complex="15pt"/>
    </style:style>
    <style:style style:name="T4" style:family="text">
      <style:text-properties fo:font-size="32pt" style:font-size-asian="32pt" style:font-size-complex="32pt"/>
    </style:style>
    <style:style style:name="T5" style:family="text">
      <style:text-properties fo:font-size="20pt" style:font-size-asian="22pt" style:font-size-complex="22pt"/>
    </style:style>
    <style:style style:name="T6"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2" draw:layer="layout" svg:width="14.999cm" svg:height="3.999cm" svg:x="1cm" svg:y="17.7cm" svg:viewBox="0 0 15000 4000" draw:points="3575,1500 4300,1500 4999,1500 5001,1500 5700,1500 6425,1500 6899,1000 14000,1000 15000,1000 15000,4000 14000,4000 1000,4000 0,4000 0,0 1000,0 1000,1000 3101,1000">
          <text:p text:style-name="P1"><text:span text:style-name="T1">K</text:span><text:span text:style-name="T1">O</text:span><text:span text:style-name="T1">N</text:span><text:span text:style-name="T1">I</text:span><text:span text:style-name="T1">E</text:span><text:span text:style-name="T1">C</text:span></text:p>
        </draw:polygon>
        <draw:polygon draw:style-name="gr2" draw:text-style-name="P3" draw:layer="layout" svg:width="2cm" svg:height="1.999cm" svg:x="1cm" svg:y="1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3" draw:text-style-name="P5" draw:layer="layout" svg:width="14.999cm" svg:height="3.999cm" svg:x="1cm" svg:y="13.4cm" svg:viewBox="0 0 15000 4000" draw:points="1000,3000 1000,4000 0,4000 0,0 1000,0 14000,0 15000,0 15000,3000 14000,3000 6900,3000 6425,3501 5700,3501 5001,3501 4999,3501 4300,3501 3575,3501 3100,3000">
          <text:p text:style-name="P4"><text:span text:style-name="T3"/></text:p>
          <text:p text:style-name="P4"><text:span text:style-name="T1">S</text:span><text:span text:style-name="T1">T</text:span><text:span text:style-name="T1">A</text:span><text:span text:style-name="T1">R</text:span><text:span text:style-name="T1">T</text:span></text:p>
        </draw:polygon>
        <draw:polygon draw:style-name="gr4" draw:text-style-name="P6" draw:layer="layout" svg:width="13.999cm" svg:height="3.5cm" svg:x="2cm" svg:y="25.2cm" svg:viewBox="0 0 14000 3501" draw:points="1000,3000 0,3000 0,0 1000,0 1000,1000 3101,1000 3575,1500 4300,1500 4999,1500 5001,1500 5700,1500 6425,1500 6899,1000 12000,1000 14000,1000 14000,3000 12000,3000 6900,3000 6899,3001 5899,3001 5425,3501 4700,3501 4001,3501 3999,3501 3300,3501 2575,3501 2100,3000">
          <text:p text:style-name="P1"><text:span text:style-name="T4"/></text:p>
          <text:p text:style-name="P1"><text:span text:style-name="T4">K</text:span><text:span text:style-name="T4">O</text:span><text:span text:style-name="T4">NI</text:span><text:span text:style-name="T4">E</text:span><text:span text:style-name="T4">C </text:span><text:span text:style-name="T4">P</text:span><text:span text:style-name="T4">O</text:span><text:span text:style-name="T4">W</text:span><text:span text:style-name="T4">TA</text:span><text:span text:style-name="T4">R</text:span><text:span text:style-name="T4">ZA</text:span><text:span text:style-name="T4">NI</text:span><text:span text:style-name="T4">A</text:span></text:p>
        </draw:polygon>
        <draw:polygon draw:style-name="gr5" draw:text-style-name="P6" draw:layer="layout" svg:width="14cm" svg:height="2.999cm" svg:x="1.999cm" svg:y="22cm" svg:viewBox="0 0 14001 3000" draw:points="2576,501 3301,501 4000,501 4002,501 4701,501 5426,501 5901,0 6900,0 8501,0 12000,0 13600,0 14000,0 14000,399 14001,399 14000,400 13600,800 13600,1200 14000,1600 14001,1601 14000,1601 14000,2000 13600,2000 12000,2000 6900,2000 6425,2501 5700,2501 5001,2501 4999,2501 4300,2501 3575,2501 3100,2000 1000,2000 1000,3000 0,3000 0,0 1000,0 2101,0">
          <text:p text:style-name="P1"><text:span text:style-name="T5"/></text:p>
          <text:p text:style-name="P1"><text:span text:style-name="T4">P</text:span><text:span text:style-name="T4">O</text:span><text:span text:style-name="T4">W</text:span><text:span text:style-name="T4">T</text:span><text:span text:style-name="T4">Ó</text:span><text:span text:style-name="T4">R</text:span><text:span text:style-name="T4">Z</text:span></text:p>
        </draw:polygon>
        <draw:polygon draw:style-name="gr2" draw:text-style-name="P3" draw:layer="layout" svg:width="2cm" svg:height="1.999cm" svg:x="3.4cm" svg:y="1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5.8cm" svg:y="1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8.2cm" svg:y="1cm" svg:viewBox="0 0 2001 2000" draw:points="401,2000 401,1600 1,1200 0,1199 1,1199 1,801 0,801 1,800 401,400 401,0 1600,0 1601,0 2000,0 2000,399 2001,399 2000,400 1601,799 1601,1201 2000,1600 2001,1601 2000,1601 2000,2000 1601,2000 1600,2000">
          <text:p text:style-name="P1"><text:span text:style-name="T2">4</text:span></text:p>
        </draw:polygon>
        <draw:polygon draw:style-name="gr2" draw:text-style-name="P3" draw:layer="layout" svg:width="2cm" svg:height="1.999cm" svg:x="10.601cm" svg:y="1cm" svg:viewBox="0 0 2001 2000" draw:points="401,2000 401,1600 1,1200 0,1199 1,1199 1,801 0,801 1,800 401,400 401,0 1600,0 1601,0 2000,0 2000,399 2001,399 2000,400 1601,799 1601,1201 2000,1600 2001,1601 2000,1601 2000,2000 1601,2000 1600,2000">
          <text:p text:style-name="P1"><text:span text:style-name="T2">5</text:span></text:p>
        </draw:polygon>
        <draw:polygon draw:style-name="gr2" draw:text-style-name="P3" draw:layer="layout" svg:width="2cm" svg:height="1.999cm" svg:x="1cm" svg:y="3.2cm" svg:viewBox="0 0 2001 2000" draw:points="401,2000 401,1600 1,1200 0,1199 1,1199 1,801 0,801 1,800 401,400 401,0 1600,0 1601,0 2000,0 2000,399 2001,399 2000,400 1601,799 1601,1201 2000,1600 2001,1601 2000,1601 2000,2000 1601,2000 1600,2000">
          <text:p text:style-name="P1"><text:span text:style-name="T2">6</text:span></text:p>
        </draw:polygon>
        <draw:polygon draw:style-name="gr2" draw:text-style-name="P3" draw:layer="layout" svg:width="2cm" svg:height="1.999cm" svg:x="3.4cm" svg:y="3.2cm" svg:viewBox="0 0 2001 2000" draw:points="401,2000 401,1600 1,1200 0,1199 1,1199 1,801 0,801 1,800 401,400 401,0 1600,0 1601,0 2000,0 2000,399 2001,399 2000,400 1601,799 1601,1201 2000,1600 2001,1601 2000,1601 2000,2000 1601,2000 1600,2000">
          <text:p text:style-name="P1"><text:span text:style-name="T2">7</text:span></text:p>
        </draw:polygon>
        <draw:polygon draw:style-name="gr2" draw:text-style-name="P3" draw:layer="layout" svg:width="2cm" svg:height="1.999cm" svg:x="5.8cm" svg:y="3.2cm" svg:viewBox="0 0 2001 2000" draw:points="401,2000 401,1600 1,1200 0,1199 1,1199 1,801 0,801 1,800 401,400 401,0 1600,0 1601,0 2000,0 2000,399 2001,399 2000,400 1601,799 1601,1201 2000,1600 2001,1601 2000,1601 2000,2000 1601,2000 1600,2000">
          <text:p text:style-name="P1"><text:span text:style-name="T2">8</text:span></text:p>
        </draw:polygon>
        <draw:polygon draw:style-name="gr2" draw:text-style-name="P3" draw:layer="layout" svg:width="2cm" svg:height="1.999cm" svg:x="8.2cm" svg:y="3.2cm" svg:viewBox="0 0 2001 2000" draw:points="401,2000 401,1600 1,1200 0,1199 1,1199 1,801 0,801 1,800 401,400 401,0 1600,0 1601,0 2000,0 2000,399 2001,399 2000,400 1601,799 1601,1201 2000,1600 2001,1601 2000,1601 2000,2000 1601,2000 1600,2000">
          <text:p text:style-name="P1"><text:span text:style-name="T2">9</text:span></text:p>
        </draw:polygon>
        <draw:polygon draw:style-name="gr2" draw:text-style-name="P3" draw:layer="layout" svg:width="2cm" svg:height="1.999cm" svg:x="10.601cm" svg:y="3.2cm" svg:viewBox="0 0 2001 2000" draw:points="401,2000 401,1600 1,1200 0,1199 1,1199 1,801 0,801 1,800 401,400 401,0 1600,0 1601,0 2000,0 2000,399 2001,399 2000,400 1601,799 1601,1201 2000,1600 2001,1601 2000,1601 2000,2000 1601,2000 1600,2000">
          <text:p text:style-name="P1"><text:span text:style-name="T2">0</text:span></text:p>
        </draw:polygon>
        <draw:polygon draw:style-name="gr2" draw:text-style-name="P3" draw:layer="layout" svg:width="2cm" svg:height="1.999cm" svg:x="1cm" svg:y="5.4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3.4cm" svg:y="5.4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5.8cm" svg:y="5.4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8.2cm" svg:y="5.4cm" svg:viewBox="0 0 2001 2000" draw:points="401,2000 401,1600 1,1200 0,1199 1,1199 1,801 0,801 1,800 401,400 401,0 1600,0 1601,0 2000,0 2000,399 2001,399 2000,400 1601,799 1601,1201 2000,1600 2001,1601 2000,1601 2000,2000 1601,2000 1600,2000">
          <text:p text:style-name="P1"><text:span text:style-name="T2">4</text:span></text:p>
        </draw:polygon>
        <draw:polygon draw:style-name="gr2" draw:text-style-name="P3" draw:layer="layout" svg:width="2cm" svg:height="1.999cm" svg:x="10.601cm" svg:y="5.4cm" svg:viewBox="0 0 2001 2000" draw:points="401,2000 401,1600 1,1200 0,1199 1,1199 1,801 0,801 1,800 401,400 401,0 1600,0 1601,0 2000,0 2000,399 2001,399 2000,400 1601,799 1601,1201 2000,1600 2001,1601 2000,1601 2000,2000 1601,2000 1600,2000">
          <text:p text:style-name="P1"><text:span text:style-name="T2">5</text:span></text:p>
        </draw:polygon>
        <draw:polygon draw:style-name="gr2" draw:text-style-name="P3" draw:layer="layout" svg:width="2cm" svg:height="1.999cm" svg:x="1cm" svg:y="7.6cm" svg:viewBox="0 0 2001 2000" draw:points="401,2000 401,1600 1,1200 0,1199 1,1199 1,801 0,801 1,800 401,400 401,0 1600,0 1601,0 2000,0 2000,399 2001,399 2000,400 1601,799 1601,1201 2000,1600 2001,1601 2000,1601 2000,2000 1601,2000 1600,2000">
          <text:p text:style-name="P1"><text:span text:style-name="T2">6</text:span></text:p>
        </draw:polygon>
        <draw:polygon draw:style-name="gr2" draw:text-style-name="P3" draw:layer="layout" svg:width="2cm" svg:height="1.999cm" svg:x="3.4cm" svg:y="7.6cm" svg:viewBox="0 0 2001 2000" draw:points="401,2000 401,1600 1,1200 0,1199 1,1199 1,801 0,801 1,800 401,400 401,0 1600,0 1601,0 2000,0 2000,399 2001,399 2000,400 1601,799 1601,1201 2000,1600 2001,1601 2000,1601 2000,2000 1601,2000 1600,2000">
          <text:p text:style-name="P1"><text:span text:style-name="T2">7</text:span></text:p>
        </draw:polygon>
        <draw:polygon draw:style-name="gr2" draw:text-style-name="P3" draw:layer="layout" svg:width="2cm" svg:height="1.999cm" svg:x="5.8cm" svg:y="7.6cm" svg:viewBox="0 0 2001 2000" draw:points="401,2000 401,1600 1,1200 0,1199 1,1199 1,801 0,801 1,800 401,400 401,0 1600,0 1601,0 2000,0 2000,399 2001,399 2000,400 1601,799 1601,1201 2000,1600 2001,1601 2000,1601 2000,2000 1601,2000 1600,2000">
          <text:p text:style-name="P1"><text:span text:style-name="T2">8</text:span></text:p>
        </draw:polygon>
        <draw:polygon draw:style-name="gr2" draw:text-style-name="P3" draw:layer="layout" svg:width="2cm" svg:height="1.999cm" svg:x="8.2cm" svg:y="7.6cm" svg:viewBox="0 0 2001 2000" draw:points="401,2000 401,1600 1,1200 0,1199 1,1199 1,801 0,801 1,800 401,400 401,0 1600,0 1601,0 2000,0 2000,399 2001,399 2000,400 1601,799 1601,1201 2000,1600 2001,1601 2000,1601 2000,2000 1601,2000 1600,2000">
          <text:p text:style-name="P1"><text:span text:style-name="T2">9</text:span></text:p>
        </draw:polygon>
        <draw:polygon draw:style-name="gr2" draw:text-style-name="P3" draw:layer="layout" svg:width="2cm" svg:height="1.999cm" svg:x="10.601cm" svg:y="7.6cm" svg:viewBox="0 0 2001 2000" draw:points="401,2000 401,1600 1,1200 0,1199 1,1199 1,801 0,801 1,800 401,400 401,0 1600,0 1601,0 2000,0 2000,399 2001,399 2000,400 1601,799 1601,1201 2000,1600 2001,1601 2000,1601 2000,2000 1601,2000 1600,2000">
          <text:p text:style-name="P1"><text:span text:style-name="T2">0</text:span></text:p>
        </draw:polygon>
        <draw:polygon draw:style-name="gr2" draw:text-style-name="P3" draw:layer="layout" svg:width="2cm" svg:height="1.999cm" svg:x="12.899cm" svg:y="1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15.299cm" svg:y="1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17.699cm" svg:y="1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12.998cm" svg:y="3.2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15.398cm" svg:y="3.2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17.798cm" svg:y="3.2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12.999cm" svg:y="5.4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15.399cm" svg:y="5.4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17.799cm" svg:y="5.4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olygon draw:style-name="gr2" draw:text-style-name="P3" draw:layer="layout" svg:width="2cm" svg:height="1.999cm" svg:x="12.998cm" svg:y="7.6cm" svg:viewBox="0 0 2001 2000" draw:points="401,2000 401,1600 1,1200 0,1199 1,1199 1,801 0,801 1,800 401,400 401,0 1600,0 1601,0 2000,0 2000,399 2001,399 2000,400 1601,799 1601,1201 2000,1600 2001,1601 2000,1601 2000,2000 1601,2000 1600,2000">
          <text:p text:style-name="P1"><text:span text:style-name="T2">1</text:span></text:p>
        </draw:polygon>
        <draw:polygon draw:style-name="gr2" draw:text-style-name="P3" draw:layer="layout" svg:width="2cm" svg:height="1.999cm" svg:x="15.398cm" svg:y="7.6cm" svg:viewBox="0 0 2001 2000" draw:points="401,2000 401,1600 1,1200 0,1199 1,1199 1,801 0,801 1,800 401,400 401,0 1600,0 1601,0 2000,0 2000,399 2001,399 2000,400 1601,799 1601,1201 2000,1600 2001,1601 2000,1601 2000,2000 1601,2000 1600,2000">
          <text:p text:style-name="P1"><text:span text:style-name="T2">2</text:span></text:p>
        </draw:polygon>
        <draw:polygon draw:style-name="gr2" draw:text-style-name="P3" draw:layer="layout" svg:width="2cm" svg:height="1.999cm" svg:x="17.798cm" svg:y="7.6cm" svg:viewBox="0 0 2001 2000" draw:points="401,2000 401,1600 1,1200 0,1199 1,1199 1,801 0,801 1,800 401,400 401,0 1600,0 1601,0 2000,0 2000,399 2001,399 2000,400 1601,799 1601,1201 2000,1600 2001,1601 2000,1601 2000,2000 1601,2000 1600,2000">
          <text:p text:style-name="P1"><text:span text:style-name="T2">3</text:span></text:p>
        </draw:polygon>
        <draw:path draw:style-name="gr6" draw:text-style-name="P7" draw:layer="layout" svg:width="9.275cm" svg:height="2.08cm" svg:x="0.965cm" svg:y="9.719cm" svg:viewBox="0 0 9276 2081" svg:d="M19 847c-1-1-1-3-1-5 0-4 0-6 2-9 1-2 1-3 3-4l1-1 12-12c-1-1-2-2-4-3-2-2-5-2-8-2-4 0-6 0-9 2-2 1-3 2-4 3-1 1-2 2-3 3-1 2-1 4-2 6l13 7-8 9 8 7zM5634 2075h-398-1-1-799-399-1-801-398-1-1-799-399-1-1199c-3 0-6 0-9-1l4-17-4 17c-3 0-6-2-8-3-3-2-6-4-8-6l13-12-13 12c-2-2-4-4-5-7-2-3-3-6-4-8-1-3-1-6-1-10v-385l-390-390 13-12-13 12-1-1c-2-2-4-4-5-7-2-3-3-6-4-8-1-3-1-6-1-9s0-6 1-9v-381c-1-3-1-6-1-9s0-6 1-9c1-2 2-5 4-8 1-3 3-5 5-7l1-1 390-390v-385c0-4 0-7 1-10 1-2 2-5 4-8 1-3 3-5 5-7s5-4 7-6c3-1 6-3 9-3l4 17-4-17c3-1 6-2 9-2h1199 1 399 799 1 1 398 801 1 399 799 1 1 398 681c6-3 13-5 20-5h2900c7 0 14 2 20 5 7 4 11 9 15 15 4 7 6 13 6 21v2000c0 7-2 13-6 20-4 6-8 11-15 15-6 3-13 5-20 5h-2900c-7 0-14-2-20-5v-1z">
          <text:p text:style-name="P1">Do końca piosenki</text:p>
        </draw:path>
        <draw:path draw:style-name="gr6" draw:text-style-name="P7" draw:layer="layout" svg:width="9.275cm" svg:height="2.08cm" svg:x="10.6cm" svg:y="9.719cm" svg:viewBox="0 0 9276 2081" svg:d="M19 847c-1-1-1-3-1-5 0-4 0-6 2-9 1-2 1-3 3-4l1-1 12-12c-1-1-2-2-4-3-2-2-5-2-8-2-4 0-6 0-9 2-2 1-3 2-4 3-1 1-2 2-3 3-1 2-1 4-2 6l13 7-8 9 8 7zM5634 2075h-398-1-1-799-399-1-801-398-1-1-799-399-1-1199c-3 0-6 0-9-1l4-17-4 17c-3 0-6-2-8-3-3-2-6-4-8-6l13-12-13 12c-2-2-4-4-5-7-2-3-3-6-4-8-1-3-1-6-1-10v-385l-390-390 13-12-13 12-1-1c-2-2-4-4-5-7-2-3-3-6-4-8-1-3-1-6-1-9s0-6 1-9v-381c-1-3-1-6-1-9s0-6 1-9c1-2 2-5 4-8 1-3 3-5 5-7l1-1 390-390v-385c0-4 0-7 1-10 1-2 2-5 4-8 1-3 3-5 5-7s5-4 7-6c3-1 6-3 9-3l4 17-4-17c3-1 6-2 9-2h1199 1 399 799 1 1 398 801 1 399 799 1 1 398 681c6-3 13-5 20-5h2900c7 0 14 2 20 5 7 4 11 9 15 15 4 7 6 13 6 21v2000c0 7-2 13-6 20-4 6-8 11-15 15-6 3-13 5-20 5h-2900c-7 0-14-2-20-5v-1z">
          <text:p text:style-name="P1">Aż ktoś klaśnie</text:p>
        </draw:path>
      </draw:page>
      <draw:page draw:name="page2" draw:style-name="dp1" draw:master-page-name="Default">
        <draw:polygon draw:style-name="gr7"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text:style-name="P1"><text:span text:style-name="T6">Podn</text:span><text:span text:style-name="T6">ieś </text:span><text:span text:style-name="T6">lewą </text:span><text:span text:style-name="T6">rękę</text:span></text:p>
        </draw:polygon>
        <draw:polygon draw:style-name="gr8"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Wyk</text:span><text:span text:style-name="T6">onaj </text:span><text:span text:style-name="T6">tyle </text:span><text:span text:style-name="T6">krok</text:span><text:span text:style-name="T6">ów w </text:span><text:span text:style-name="T6">przó</text:span><text:span text:style-name="T6">d</text:span></text:p>
        </draw:polygon>
        <draw:polygon draw:style-name="gr7"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text:style-name="P1"><text:span text:style-name="T6">Podn</text:span><text:span text:style-name="T6">ieś </text:span><text:span text:style-name="T6">praw</text:span><text:span text:style-name="T6">ą </text:span><text:span text:style-name="T6">rękę</text:span></text:p>
        </draw:polygon>
        <draw:polygon draw:style-name="gr8"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Wyk</text:span><text:span text:style-name="T6">onaj </text:span><text:span text:style-name="T6">tyle </text:span><text:span text:style-name="T6">krok</text:span><text:span text:style-name="T6">ów w </text:span><text:span text:style-name="T6">tył</text:span></text:p>
        </draw:polygon>
        <draw:polygon draw:style-name="gr7"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text:style-name="P9"><text:span text:style-name="T6">Zegn</text:span><text:span text:style-name="T6">ij </text:span><text:span text:style-name="T6">lewą </text:span><text:span text:style-name="T6">rękę </text:span><text:span text:style-name="T6">w </text:span><text:span text:style-name="T6">łokci</text:span><text:span text:style-name="T6">u</text:span></text:p>
        </draw:polygon>
        <draw:polygon draw:style-name="gr8"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Wyk</text:span><text:span text:style-name="T6">onaj </text:span><text:span text:style-name="T6">tyle </text:span><text:span text:style-name="T6">krok</text:span><text:span text:style-name="T6">ów w </text:span><text:span text:style-name="T6">lewo</text:span></text:p>
        </draw:polygon>
        <draw:polygon draw:style-name="gr7"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text:style-name="P9"><text:span text:style-name="T6">Zegn</text:span><text:span text:style-name="T6">ij </text:span><text:span text:style-name="T6">praw</text:span><text:span text:style-name="T6">ą </text:span><text:span text:style-name="T6">rękę </text:span><text:span text:style-name="T6">w </text:span><text:span text:style-name="T6">łokci</text:span><text:span text:style-name="T6">u</text:span></text:p>
        </draw:polygon>
        <draw:polygon draw:style-name="gr8"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Wyk</text:span><text:span text:style-name="T6">onaj </text:span><text:span text:style-name="T6">tyle </text:span><text:span text:style-name="T6">krok</text:span><text:span text:style-name="T6">ów w </text:span><text:span text:style-name="T6">praw</text:span><text:span text:style-name="T6">o</text:span></text:p>
        </draw:polygon>
        <draw:polygon draw:style-name="gr7"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text:style-name="P9"><text:span text:style-name="T6">Wypr</text:span><text:span text:style-name="T6">ostuj </text:span><text:span text:style-name="T6">obie </text:span><text:span text:style-name="T6">ręce</text:span></text:p>
        </draw:polygon>
      </draw:page>
      <draw:page draw:name="page3" draw:style-name="dp1" draw:master-page-name="Default">
        <draw:polygon draw:style-name="gr9"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text:style-name="P1"><text:span text:style-name="T6">Opu</text:span><text:span text:style-name="T6">ść </text:span><text:span text:style-name="T6">ręce</text:span></text:p>
        </draw:polygon>
        <draw:polygon draw:style-name="gr10"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Pods</text:span><text:span text:style-name="T6">kocz </text:span><text:span text:style-name="T6">tyle </text:span><text:span text:style-name="T6">razy</text:span></text:p>
        </draw:polygon>
        <draw:polygon draw:style-name="gr9"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text:style-name="P1"><text:span text:style-name="T6">Kucn</text:span><text:span text:style-name="T6">ij</text:span></text:p>
        </draw:polygon>
        <draw:polygon draw:style-name="gr10"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Obró</text:span><text:span text:style-name="T6">ć się </text:span><text:span text:style-name="T6">w </text:span><text:span text:style-name="T6">praw</text:span><text:span text:style-name="T6">o </text:span><text:span text:style-name="T6">tyle </text:span><text:span text:style-name="T6">razy</text:span></text:p>
        </draw:polygon>
        <draw:polygon draw:style-name="gr9"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text:style-name="P9"><text:span text:style-name="T6">Wypr</text:span><text:span text:style-name="T6">ostuj </text:span><text:span text:style-name="T6">się</text:span></text:p>
        </draw:polygon>
        <draw:polygon draw:style-name="gr10"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Obró</text:span><text:span text:style-name="T6">ć się </text:span><text:span text:style-name="T6">w </text:span><text:span text:style-name="T6">lewo </text:span><text:span text:style-name="T6">tyle </text:span><text:span text:style-name="T6">razy</text:span></text:p>
        </draw:polygon>
        <draw:polygon draw:style-name="gr9"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text:style-name="P9"><text:span text:style-name="T6">Podn</text:span><text:span text:style-name="T6">ieś </text:span><text:span text:style-name="T6">praw</text:span><text:span text:style-name="T6">ą </text:span><text:span text:style-name="T6">nogę</text:span></text:p>
        </draw:polygon>
        <draw:polygon draw:style-name="gr10"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Mas</text:span><text:span text:style-name="T6">zeruj </text:span><text:span text:style-name="T6">w </text:span><text:span text:style-name="T6">miejs</text:span><text:span text:style-name="T6">cu </text:span><text:span text:style-name="T6">tyle </text:span><text:span text:style-name="T6">razy</text:span></text:p>
        </draw:polygon>
        <draw:polygon draw:style-name="gr9"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text:style-name="P9"><text:span text:style-name="T6">Podn</text:span><text:span text:style-name="T6">ieś </text:span><text:span text:style-name="T6">lewą </text:span><text:span text:style-name="T6">nogę</text:span></text:p>
        </draw:polygon>
        <draw:frame draw:style-name="gr11" draw:text-style-name="P11" draw:layer="layout" svg:width="0.502cm" svg:height="1.187cm" svg:x="4.8cm" svg:y="25.3cm">
          <draw:text-box>
            <text:p/>
          </draw:text-box>
        </draw:frame>
        <draw:frame draw:style-name="gr11" draw:text-style-name="P11" draw:layer="layout" svg:width="0.502cm" svg:height="1.187cm" svg:x="11.8cm" svg:y="24.5cm">
          <draw:text-box>
            <text:p/>
          </draw:text-box>
        </draw:frame>
      </draw:page>
      <draw:page draw:name="page4" draw:style-name="dp1" draw:master-page-name="Default">
        <draw:polygon draw:style-name="gr12"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text:style-name="P1"><text:span text:style-name="T6">Wyk</text:span><text:span text:style-name="T6">onaj </text:span><text:span text:style-name="T6">przy</text:span><text:span text:style-name="T6">siad</text:span></text:p>
        </draw:polygon>
        <draw:polygon draw:style-name="gr13"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Klaś</text:span><text:span text:style-name="T6">nij </text:span><text:span text:style-name="T6">tyle </text:span><text:span text:style-name="T6">razy</text:span></text:p>
        </draw:polygon>
        <draw:polygon draw:style-name="gr12"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text:style-name="P1"><text:span text:style-name="T6">Spójr</text:span><text:span text:style-name="T6">z do </text:span><text:span text:style-name="T6">góry</text:span></text:p>
        </draw:polygon>
        <draw:polygon draw:style-name="gr13"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Mrug</text:span><text:span text:style-name="T6">nij </text:span><text:span text:style-name="T6">lewy</text:span><text:span text:style-name="T6">m </text:span><text:span text:style-name="T6">okie</text:span><text:span text:style-name="T6">m </text:span><text:span text:style-name="T6">tyle </text:span><text:span text:style-name="T6">razy</text:span></text:p>
        </draw:polygon>
        <draw:polygon draw:style-name="gr12"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text:style-name="P9"><text:span text:style-name="T6">Spójr</text:span><text:span text:style-name="T6">z w </text:span><text:span text:style-name="T6">dół</text:span></text:p>
        </draw:polygon>
        <draw:polygon draw:style-name="gr13"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Mrug</text:span><text:span text:style-name="T6">nij </text:span><text:span text:style-name="T6">praw</text:span><text:span text:style-name="T6">ym </text:span><text:span text:style-name="T6">okie</text:span><text:span text:style-name="T6">m </text:span><text:span text:style-name="T6">tyle </text:span><text:span text:style-name="T6">razy</text:span></text:p>
        </draw:polygon>
        <draw:polygon draw:style-name="gr12"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text:style-name="P9"><text:span text:style-name="T6">Spójr</text:span><text:span text:style-name="T6">z w </text:span><text:span text:style-name="T6">lewo</text:span></text:p>
        </draw:polygon>
        <draw:polygon draw:style-name="gr13"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Mrug</text:span><text:span text:style-name="T6">nij </text:span><text:span text:style-name="T6">oczy</text:span><text:span text:style-name="T6">ma </text:span><text:span text:style-name="T6">tyle </text:span><text:span text:style-name="T6">razy</text:span></text:p>
        </draw:polygon>
        <draw:polygon draw:style-name="gr12"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text:style-name="P9"><text:span text:style-name="T6">Spójr</text:span><text:span text:style-name="T6">z w </text:span><text:span text:style-name="T6">praw</text:span><text:span text:style-name="T6">o</text:span></text:p>
        </draw:polygon>
      </draw:page>
      <draw:page draw:name="page5" draw:style-name="dp1" draw:master-page-name="Default">
        <draw:polygon draw:style-name="gr14"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text:style-name="P1"><text:span text:style-name="T6">Uśmiechnij się</text:span></text:p>
        </draw:polygon>
        <draw:polygon draw:style-name="gr15"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Tupnij prawą nogą tyle razy</text:span></text:p>
        </draw:polygon>
        <draw:polygon draw:style-name="gr14"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text:style-name="P1"><text:span text:style-name="T6">Powr</text:span><text:span text:style-name="T6">óć </text:span><text:span text:style-name="T6">do </text:span><text:span text:style-name="T6">pozy</text:span><text:span text:style-name="T6">cji </text:span><text:span text:style-name="T6">wyjś</text:span><text:span text:style-name="T6">ciow</text:span><text:span text:style-name="T6">ej</text:span></text:p>
        </draw:polygon>
        <draw:polygon draw:style-name="gr15"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1"><text:span text:style-name="T6">Tupn</text:span><text:span text:style-name="T6">ij </text:span><text:span text:style-name="T6">lewą </text:span><text:span text:style-name="T6">nogą </text:span><text:span text:style-name="T6">tyle </text:span><text:span text:style-name="T6">razy</text:span></text:p>
        </draw:polygon>
        <draw:polygon draw:style-name="gr14"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text:style-name="P9"><text:span text:style-name="T6">Wróć </text:span><text:span text:style-name="T6">na </text:span><text:span text:style-name="T6">miejs</text:span><text:span text:style-name="T6">ce </text:span><text:span text:style-name="T6">rozp</text:span><text:span text:style-name="T6">oczę</text:span><text:span text:style-name="T6">cia</text:span></text:p>
        </draw:polygon>
        <draw:polygon draw:style-name="gr15"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Polic</text:span><text:span text:style-name="T6">z do</text:span></text:p>
        </draw:polygon>
        <draw:polygon draw:style-name="gr14"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text:style-name="P9"><text:span text:style-name="T6">Złap </text:span><text:span text:style-name="T6">się </text:span><text:span text:style-name="T6">pod </text:span><text:span text:style-name="T6">boki</text:span></text:p>
        </draw:polygon>
        <draw:polygon draw:style-name="gr15"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text:style-name="P9"><text:span text:style-name="T6">Zrób </text:span><text:span text:style-name="T6">paja</text:span><text:span text:style-name="T6">cyka </text:span><text:span text:style-name="T6">tyle </text:span><text:span text:style-name="T6">razy</text:span></text:p>
        </draw:polygon>
        <draw:polygon draw:style-name="gr14"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text:style-name="P9"><text:span text:style-name="T6">Ukło</text:span><text:span text:style-name="T6">ń się</text:span></text:p>
        </draw:polygon>
      </draw:page>
      <draw:page draw:name="page6" draw:style-name="dp1" draw:master-page-name="Default">
        <draw:polygon draw:style-name="gr16"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draw:polygon>
        <draw:polygon draw:style-name="gr17"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6"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draw:polygon>
        <draw:polygon draw:style-name="gr17"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6"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draw:polygon>
        <draw:polygon draw:style-name="gr17"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6"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draw:polygon>
        <draw:polygon draw:style-name="gr17"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6"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draw:polygon>
      </draw:page>
      <draw:page draw:name="page7" draw:style-name="dp1" draw:master-page-name="Default">
        <draw:polygon draw:style-name="gr18" draw:text-style-name="P8" draw:layer="layout" svg:width="10.999cm" svg:height="2.5cm" svg:x="1.001cm" svg:y="1cm" svg:viewBox="0 0 11000 2501" draw:points="2575,500 3300,500 3999,500 4001,500 4700,500 5425,500 5899,0 11000,0 11000,2000 5900,2000 5425,2501 4700,2501 4001,2501 3999,2501 3300,2501 2575,2501 2100,2000 0,2000 0,0 2101,0">
          <text:p/>
        </draw:polygon>
        <draw:polygon draw:style-name="gr19" draw:text-style-name="P8" draw:layer="layout" svg:width="11cm" svg:height="2.5cm" svg:x="1cm" svg:y="3.9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8" draw:text-style-name="P8" draw:layer="layout" svg:width="10.999cm" svg:height="2.5cm" svg:x="1.001cm" svg:y="6.7cm" svg:viewBox="0 0 11000 2501" draw:points="2575,500 3300,500 3999,500 4001,500 4700,500 5425,500 5899,0 11000,0 11000,2000 5900,2000 5425,2501 4700,2501 4001,2501 3999,2501 3300,2501 2575,2501 2100,2000 0,2000 0,0 2101,0">
          <text:p/>
        </draw:polygon>
        <draw:polygon draw:style-name="gr19" draw:text-style-name="P8" draw:layer="layout" svg:width="11cm" svg:height="2.5cm" svg:x="1cm" svg:y="9.6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8" draw:text-style-name="P10" draw:layer="layout" svg:width="10.999cm" svg:height="2.5cm" svg:x="1.001cm" svg:y="12.6cm" svg:viewBox="0 0 11000 2501" draw:points="2575,500 3300,500 3999,500 4001,500 4700,500 5425,500 5899,0 11000,0 11000,2000 5900,2000 5425,2501 4700,2501 4001,2501 3999,2501 3300,2501 2575,2501 2100,2000 0,2000 0,0 2101,0">
          <text:p/>
        </draw:polygon>
        <draw:polygon draw:style-name="gr19" draw:text-style-name="P10" draw:layer="layout" svg:width="11cm" svg:height="2.5cm" svg:x="1cm" svg:y="15.5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8" draw:text-style-name="P10" draw:layer="layout" svg:width="10.999cm" svg:height="2.5cm" svg:x="1.001cm" svg:y="18.3cm" svg:viewBox="0 0 11000 2501" draw:points="2575,500 3300,500 3999,500 4001,500 4700,500 5425,500 5899,0 11000,0 11000,2000 5900,2000 5425,2501 4700,2501 4001,2501 3999,2501 3300,2501 2575,2501 2100,2000 0,2000 0,0 2101,0">
          <text:p/>
        </draw:polygon>
        <draw:polygon draw:style-name="gr19" draw:text-style-name="P10" draw:layer="layout" svg:width="11cm" svg:height="2.5cm" svg:x="1cm" svg:y="21.201cm" svg:viewBox="0 0 11001 2501" draw:points="2575,500 3300,500 3999,500 4001,500 4700,500 5425,500 5899,0 10600,0 11000,0 11000,399 11001,399 11000,400 10600,800 10600,1200 11000,1600 11001,1601 11000,1601 11000,2000 10600,2000 5900,2000 5425,2501 4700,2501 4001,2501 3999,2501 3300,2501 2575,2501 2100,2000 0,2000 0,0 2101,0">
          <text:p/>
        </draw:polygon>
        <draw:polygon draw:style-name="gr18" draw:text-style-name="P10" draw:layer="layout" svg:width="10.999cm" svg:height="2.5cm" svg:x="1cm" svg:y="24cm" svg:viewBox="0 0 11000 2501" draw:points="2575,500 3300,500 3999,500 4001,500 4700,500 5425,500 5899,0 11000,0 11000,2000 5900,2000 5425,2501 4700,2501 4001,2501 3999,2501 3300,2501 2575,2501 2100,2000 0,2000 0,0 2101,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31T16:55:26.655745923</meta:creation-date>
    <dc:date>2019-03-27T22:19:32.849909095</dc:date>
    <meta:editing-duration>PT1H5M7S</meta:editing-duration>
    <meta:editing-cycles>5</meta:editing-cycles>
    <meta:generator>LibreOffice/6.0.7.3$Linux_X86_64 LibreOffice_project/00m0$Build-3</meta:generator>
    <meta:document-statistic meta:object-count="94"/>
  </office:meta>
</office:document-meta>
</file>